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 style:font-family-generic="roma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66" fo:font-size="24pt" fo:font-weight="bold"/>
    </style:style>
    <style:style style:name="P2" style:family="paragraph" style:parent-style-name="Text_20_body">
      <style:paragraph-properties fo:line-height="100%"/>
      <style:text-properties fo:color="#ff0000" fo:font-size="12pt" fo:font-weight="normal" style:font-size-asian="12pt" style:font-weight-asian="normal" style:font-size-complex="12pt" style:font-weight-complex="normal"/>
    </style:style>
    <style:style style:name="P3" style:family="paragraph" style:parent-style-name="List_20_Contents">
      <style:paragraph-properties fo:margin-top="0in" fo:margin-bottom="0.1965in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in" fo:margin-bottom="0.1965in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List_20_Heading">
      <style:paragraph-properties fo:margin-top="0in" fo:margin-bottom="0.1965in" loext:contextual-spacing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List_20_Heading">
      <style:text-properties fo:color="#ff0000" fo:font-size="12pt" fo:font-weight="bold" style:font-size-asian="12pt" style:font-size-complex="12pt"/>
    </style:style>
    <style:style style:name="P7" style:family="paragraph" style:parent-style-name="List_20_Heading">
      <style:text-properties fo:color="#ff0000" style:font-name="Tahoma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8" style:family="paragraph" style:parent-style-name="List_20_Heading">
      <style:text-properties fo:color="#ff0000" style:font-name="Times New Roman1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9" style:family="paragraph" style:parent-style-name="List_20_Heading">
      <style:text-properties fo:font-size="12pt" style:font-size-asian="12pt" style:font-size-complex="12pt"/>
    </style:style>
    <style:style style:name="P10" style:family="paragraph" style:parent-style-name="List_20_Heading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List_20_Heading">
      <style:text-properties fo:color="#000000" fo:font-size="12pt" fo:font-weight="bold" style:font-size-asian="12pt" style:font-size-complex="12pt"/>
    </style:style>
    <style:style style:name="P12" style:family="paragraph" style:parent-style-name="List_20_Heading">
      <style:text-properties fo:color="#000000" fo:font-size="12pt" fo:font-weight="bold" style:font-size-asian="12pt" style:font-weight-asian="bold" style:font-size-complex="12pt" style:font-weight-complex="bold"/>
    </style:style>
    <style:style style:name="P13" style:family="paragraph" style:parent-style-name="List_20_Heading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List_20_Contents">
      <style:text-properties fo:font-size="12pt" style:font-size-asian="12pt" style:font-size-complex="12pt"/>
    </style:style>
    <style:style style:name="P15" style:family="paragraph" style:parent-style-name="List_20_Contents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List_20_Contents">
      <style:text-properties fo:color="#ff0000" style:font-name="Times New Roman1" fo:font-size="12pt" fo:font-weight="bold" style:font-size-asian="12pt" style:font-weight-asian="bold" style:font-size-complex="12pt" style:font-weight-complex="bold"/>
    </style:style>
    <style:style style:name="P17" style:family="paragraph" style:parent-style-name="List_20_Contents">
      <style:text-properties fo:color="#ff0000" style:font-name="Times New Roman1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18" style:family="paragraph" style:parent-style-name="List_20_Contents">
      <style:text-properties fo:color="#ff0000" fo:font-size="12pt" fo:font-weight="normal" style:font-size-asian="12pt" style:font-weight-asian="normal" style:font-size-complex="12pt" style:font-weight-complex="normal"/>
    </style:style>
    <style:style style:name="P19" style:family="paragraph" style:parent-style-name="List_20_Contents">
      <style:paragraph-properties fo:margin-left="0in" fo:margin-right="0in" fo:text-indent="0in" style:auto-text-indent="false"/>
      <style:text-properties fo:color="#ff0000" fo:font-size="12pt" fo:font-weight="bold" style:font-size-asian="12pt" style:font-weight-asian="bold" style:font-size-complex="12pt" style:font-weight-complex="bold"/>
    </style:style>
    <style:style style:name="P20" style:family="paragraph" style:parent-style-name="List_20_Contents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21" style:family="paragraph" style:parent-style-name="List_20_Contents">
      <style:paragraph-properties fo:margin-left="0in" fo:margin-right="0in" fo:margin-top="0in" fo:margin-bottom="0.1965in" loext:contextual-spacing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in" fo:margin-bottom="0in" loext:contextual-spacing="false"/>
    </style:style>
    <style:style style:name="P23" style:family="paragraph" style:parent-style-name="Text_20_body">
      <style:paragraph-properties fo:margin-top="0in" fo:margin-bottom="0in" loext:contextual-spacing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in" fo:margin-bottom="0in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List_20_Contents">
      <style:paragraph-properties fo:margin-left="0.0102in" fo:margin-right="0in" fo:margin-top="0in" fo:margin-bottom="0.1965in" loext:contextual-spacing="false" fo:text-indent="0in" style:auto-text-indent="false"/>
      <style:text-properties fo:color="#ff0000" style:font-name="Times New Roman1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26" style:family="paragraph" style:parent-style-name="List_20_Heading" style:list-style-name="L1">
      <style:paragraph-properties fo:margin-top="0in" fo:margin-bottom="0in" loext:contextual-spacing="false"/>
      <style:text-properties fo:color="#ff0000" style:font-name="Times New Roman1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27" style:family="paragraph" style:parent-style-name="List_20_Heading" style:list-style-name="L2">
      <style:paragraph-properties fo:margin-top="0in" fo:margin-bottom="0in" loext:contextual-spacing="false"/>
      <style:text-properties fo:color="#ff0000" style:font-name="Times New Roman1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28" style:family="paragraph" style:parent-style-name="List_20_Contents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List_20_Contents" style:list-style-name="L4">
      <style:text-properties fo:font-weight="normal" style:font-weight-asian="normal" style:font-weight-complex="normal"/>
    </style:style>
    <style:style style:name="P30" style:family="paragraph" style:parent-style-name="List_20_Contents" style:list-style-name="L4">
      <style:text-properties fo:color="#ff0000" style:font-name="Times New Roman1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31" style:family="paragraph" style:parent-style-name="List_20_Contents" style:list-style-name="L4">
      <style:text-properties fo:color="#ff0000" style:font-name="Times New Roman1" fo:font-size="12pt" fo:font-weight="normal" style:font-name-asian="Tahoma" style:font-size-asian="12pt" style:language-asian="ja" style:country-asian="JP" style:font-weight-asian="normal" style:font-name-complex="Tahoma" style:font-size-complex="12pt" style:font-weight-complex="normal"/>
    </style:style>
    <style:style style:name="P32" style:family="paragraph" style:parent-style-name="List_20_Contents" style:list-style-name="L4">
      <style:text-properties fo:color="#ff0000" fo:font-size="12pt" fo:font-weight="normal" style:font-size-asian="12pt" style:font-weight-asian="normal" style:font-size-complex="12pt" style:font-weight-complex="normal"/>
    </style:style>
    <style:style style:name="P33" style:family="paragraph" style:parent-style-name="List_20_Contents" style:list-style-name="L4">
      <style:text-properties fo:color="#000000" fo:font-size="12pt" fo:font-weight="normal" style:font-size-asian="12pt" style:language-asian="ja" style:country-asian="JP" style:font-weight-asian="normal" style:font-size-complex="12pt" style:font-weight-complex="normal"/>
    </style:style>
    <style:style style:name="P34" style:family="paragraph" style:parent-style-name="List_20_Contents" style:list-style-name="L4">
      <style:paragraph-properties fo:margin-top="0in" fo:margin-bottom="0.1965in" loext:contextual-spacing="false"/>
      <style:text-properties fo:color="#ff0000" style:font-name="Times New Roman1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35" style:family="paragraph" style:parent-style-name="Text_20_body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Text_20_body" style:list-style-name="L2">
      <style:text-properties fo:font-size="12pt" fo:font-weight="normal" officeooo:paragraph-rsid="001d057c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paragraph-properties fo:margin-top="0in" fo:margin-bottom="0in" loext:contextual-spacing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38" style:family="paragraph" style:parent-style-name="Text_20_body" style:list-style-name="L2">
      <style:paragraph-properties fo:margin-top="0in" fo:margin-bottom="0in" loext:contextual-spacing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margin-top="0in" fo:margin-bottom="0in" loext:contextual-spacing="false"/>
      <style:text-properties fo:color="#ff0000" style:font-name="Times New Roman1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40" style:family="paragraph" style:parent-style-name="Text_20_body" style:list-style-name="L2">
      <style:paragraph-properties fo:margin-top="0in" fo:margin-bottom="0in" loext:contextual-spacing="false"/>
      <style:text-properties fo:color="#ff0000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ext_20_body" style:list-style-name="L2">
      <style:paragraph-properties fo:margin-top="0in" fo:margin-bottom="0in" loext:contextual-spacing="false"/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fo:font-size="14pt" fo:font-weight="bold"/>
    </style:style>
    <style:style style:name="T3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ff0000" fo:font-size="12pt" style:font-size-asian="12pt" style:font-size-complex="12pt"/>
    </style:style>
    <style:style style:name="T5" style:family="text">
      <style:text-properties fo:color="#ff0000" style:font-name="Times New Roman1" fo:font-size="12pt" style:font-name-asian="Tahoma" style:font-size-asian="12pt" style:font-name-complex="Tahoma" style:font-size-complex="12pt"/>
    </style:style>
    <style:style style:name="T6" style:family="text">
      <style:text-properties fo:color="#ff0000" style:font-name="Times New Roman1" fo:font-size="12pt" style:font-size-asian="12pt" style:font-size-complex="12pt"/>
    </style:style>
    <style:style style:name="T7" style:family="text">
      <style:text-properties fo:color="#ff0000" style:font-name="Times New Roman1" style:font-name-asian="Tahoma" style:font-name-complex="Tahom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size="12pt" fo:font-weight="bold" style:font-size-asian="12pt" style:font-size-complex="12pt"/>
    </style:style>
    <style:style style:name="T1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style:language-asian="ja" style:country-asian="JP"/>
    </style:style>
    <style:style style:name="T16" style:family="text">
      <style:text-properties officeooo:rsid="001b49e0" style:language-asian="ja" style:country-asian="JP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fo:font-size="14pt" fo:font-weight="bold"/>
    </style:style>
    <style:style style:name="T22" style:family="text">
      <style:text-properties style:use-window-font-color="true" fo:font-size="12pt" fo:font-weight="bold" style:font-size-asian="12pt" style:font-size-complex="12pt"/>
    </style:style>
    <style:style style:name="T23" style:family="text">
      <style:text-properties officeooo:rsid="001b49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</text:p>
      <text:p text:style-name="Text_20_body"><text:line-break/>STUDENT NAME: __________________ STUDENT ID: _____________ </text:p>
      <text:p text:style-name="List_20_Heading"><text:span text:style-name="T2"><text:line-break/></text:span><text:span text:style-name="T21">Problem</text:span><text:span text:style-name="T22"> </text:span><text:span text:style-name="T10">1. <text:s/></text:span><text:span text:style-name="T11">(15 points)</text:span><text:span text:style-name="T10"><text:line-break/></text:span><text:span text:style-name="T11">Answer the following questions:<text:line-break/></text:span><text:span text:style-name="T3"><text:line-break/></text:span><text:span text:style-name="T11">1) Explain the goals of an operating system.</text:span></text:p>
      <text:p text:style-name="P7"/>
      <text:p text:style-name="P8">Put your answer here.</text:p>
      <text:p text:style-name="P16"/>
      <text:p text:style-name="P19"/>
      <text:p text:style-name="P13"><text:span text:style-name="T12">2) What are the characteristics of a virtual machine.</text:span><text:span text:style-name="T4"><text:line-break/><text:line-break/></text:span><text:span text:style-name="T5">Put your answer here.</text:span></text:p>
      <text:p text:style-name="P18"/>
      <text:p text:style-name="P9"><text:span text:style-name="T14">3) What are the main differences between OS for personal computers and OS for mainframe computers? </text:span><text:span text:style-name="T1"><text:line-break/></text:span></text:p>
      <text:p text:style-name="P10"><text:span text:style-name="T7">Put your answer here.</text:span><text:span text:style-name="T1"><text:line-break/></text:span></text:p>
      <text:p text:style-name="P6"><text:line-break/><text:span text:style-name="T20">Problem</text:span><text:span text:style-name="T9"> 2. </text:span><text:span text:style-name="T14"><text:s/>(20 points)</text:span><text:span text:style-name="T9"><text:line-break/></text:span><text:span text:style-name="T14">Answer the following questions:<text:line-break/></text:span></text:p>
      <text:p text:style-name="P5">1) What are the main differences between process management and memory management? </text:p>
      <text:p text:style-name="P20"><text:span text:style-name="T5">Put your answer here.</text:span><text:span text:style-name="T4"><text:line-break/></text:span></text:p>
      <text:p text:style-name="P20"><text:span text:style-name="T4"><text:line-break/></text:span><text:span text:style-name="T12">2) What are the main differences between memory management and file management?</text:span></text:p>
      <text:p text:style-name="P20"><text:span text:style-name="T4"><text:line-break/></text:span><text:span text:style-name="T5">Put your answer here.</text:span><text:span text:style-name="T6"><text:line-break/></text:span></text:p>
      <text:p text:style-name="P5">3) For the following services provided by an operating system, explain how each <text:span text:style-name="T23">service </text:span>provides convenience to users.</text:p>
      <text:list xml:id="list5504884112565437746" text:style-name="L1">
        <text:list-item>
          <text:p text:style-name="P37">Program execution: </text:p>
          <text:p text:style-name="P26">Put your answer here.</text:p>
        </text:list-item>
        <text:list-item>
          <text:p text:style-name="P37">Input/Output operations: </text:p>
          <text:p text:style-name="P26">Put your answer here.</text:p>
        </text:list-item>
        <text:list-item>
          <text:p text:style-name="P37">File-system manipulation: </text:p>
          <text:p text:style-name="P26">Put your answer here.</text:p>
        </text:list-item>
        <text:list-item>
          <text:p text:style-name="P37">Communication between processes: </text:p>
          <text:p text:style-name="P26">Put your answer here.</text:p>
        </text:list-item>
        <text:list-item>
          <text:p text:style-name="P37">Error detection: </text:p>
        </text:list-item>
        <text:list-item>
          <text:p text:style-name="P39"><text:soft-page-break/>Put your answer here.</text:p>
        </text:list-item>
        <text:list-item>
          <text:p text:style-name="P37">Resource allocation: </text:p>
          <text:p text:style-name="P26">Put your answer here.</text:p>
        </text:list-item>
        <text:list-item>
          <text:p text:style-name="P37">Accounting: </text:p>
          <text:p text:style-name="P26">Put your answer here.</text:p>
        </text:list-item>
      </text:list>
      <text:p text:style-name="Standard"><text:line-break/><text:span text:style-name="T8">Problem </text:span><text:span text:style-name="T13"><text:s/>3. <text:s/></text:span><text:span text:style-name="T11">(20 points)</text:span></text:p>
      <text:p text:style-name="P4"><text:span text:style-name="T15">Study how some OS commands work by inputting them in your terminal </text:span><text:span text:style-name="T16">command line</text:span><text:span text:style-name="T15">, </text:span>and find answers to the following questions. <text:line-break/>(Please copy-paste terminal screen contents together with answers).</text:p>
      <text:list xml:id="list4055524161008701917" text:style-name="L2">
        <text:list-item>
          <text:p text:style-name="P35">What do<text:span text:style-name="T23">es</text:span> the command "w" do? </text:p>
          <text:p text:style-name="P27">Put your answer here.</text:p>
          <text:p text:style-name="P40"/>
        </text:list-item>
        <text:list-item>
          <text:p text:style-name="P38">Is it possible to determine user's name by it? </text:p>
        </text:list-item>
      </text:list>
      <text:p text:style-name="P23"><text:tab/><text:span text:style-name="T7">Put your answer here.</text:span></text:p>
      <text:p text:style-name="P23"><text:tab/></text:p>
      <text:list xml:id="list180755222157597" text:continue-numbering="true" text:style-name="L2">
        <text:list-item>
          <text:p text:style-name="P35">What is the amount of total memory and <text:span text:style-name="T23">the amount of </text:span>free memory in the system? Which command can give this information? </text:p>
          <text:p text:style-name="P27">Put your answer here.</text:p>
        </text:list-item>
      </text:list>
      <text:p text:style-name="P2"/>
      <text:list xml:id="list180756484753688" text:continue-numbering="true" text:style-name="L2">
        <text:list-item>
          <text:p text:style-name="P36">What is the size of the root file-system, and how much space (in percent) is occupied? <text:s/>Which command should be used for it?</text:p>
          <text:p text:style-name="P36"><text:span text:style-name="T7">Put your answer here.</text:span></text:p>
          <text:p text:style-name="P41"/>
        </text:list-item>
        <text:list-item>
          <text:p text:style-name="P35">How many processes are there in the system? </text:p>
          <text:p text:style-name="P27">Put your answer here.</text:p>
          <text:p text:style-name="P40"/>
        </text:list-item>
        <text:list-item>
          <text:p text:style-name="P35">What network protocols are activated on your machine?</text:p>
        </text:list-item>
      </text:list>
      <text:p text:style-name="P21"><text:span text:style-name="T7"><text:tab/>Put your answer here.</text:span><text:line-break/></text:p>
      <text:p text:style-name="P11">Problem <text:span text:style-name="T15">4</text:span>. <text:s/><text:span text:style-name="T19">(20 points)</text:span></text:p>
      <text:p text:style-name="P15">What do the following commands do and what their names stand for?</text:p>
      <text:list xml:id="list2450013312104728323" text:style-name="L4">
        <text:list-item>
          <text:p text:style-name="P28">awk</text:p>
          <text:p text:style-name="P34">Put your answer here.</text:p>
        </text:list-item>
        <text:list-item>
          <text:p text:style-name="P29"><text:span text:style-name="T17">grep<text:line-break/></text:span><text:span text:style-name="T5">Put your answer here.</text:span></text:p>
          <text:p text:style-name="P30"/>
        </text:list-item>
        <text:list-item>
          <text:p text:style-name="P29"><text:span text:style-name="T17">cat<text:line-break/></text:span><text:span text:style-name="T5">Put your answer here.</text:span></text:p>
          <text:p text:style-name="P32"/>
        </text:list-item>
        <text:list-item>
          <text:p text:style-name="P28">troff</text:p>
          <text:p text:style-name="P29"><text:span text:style-name="T5">Put your answer here.</text:span><text:span text:style-name="T17"><text:line-break/></text:span><text:soft-page-break/></text:p>
        </text:list-item>
        <text:list-item>
          <text:p text:style-name="P33">biff</text:p>
          <text:p text:style-name="P31">Put your answer here.</text:p>
        </text:list-item>
      </text:list>
      <text:p text:style-name="P14"><text:line-break/><text:span text:style-name="T19">You can find answers at the UNIX Reference Desks (search the Internet!)</text:span></text:p>
      <text:p text:style-name="P22"><text:a xlink:type="simple" xlink:href="http://www.elsop.com/wrc/unix_ref.htm" text:style-name="Internet_20_link" text:visited-style-name="Visited_20_Internet_20_Link"><text:span text:style-name="T18"/></text:a></text:p>
      <text:p text:style-name="P24"/>
      <text:p text:style-name="P12">Problem <text:span text:style-name="T15">5</text:span>. <text:s/><text:span text:style-name="T19">(10 points)</text:span></text:p>
      <text:p text:style-name="P3">You have a text file. How can you select those lines which contain two specified strings of characters?</text:p>
      <text:p text:style-name="P25"><text:tab/>Put your answer here.</text:p>
      <text:p text:style-name="P11"/>
      <text:p text:style-name="P11">Problem <text:span text:style-name="T15">6</text:span>. <text:s/><text:span text:style-name="T19">(15 points)</text:span></text:p>
      <text:p text:style-name="P3">How can an executing program determine its own pathname? (If it is a difficult task for you, please, try to find an answer at the UNIX Reference Desk)</text:p>
      <text:p text:style-name="P17">Put your answer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 style:font-family-generic="roma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mitry </meta:initial-creator>
    <meta:creation-date>2009-09-30T01:10:50</meta:creation-date>
    <dc:date>2016-10-04T18:07:54.683037713</dc:date>
    <meta:editing-cycles>32</meta:editing-cycles>
    <meta:editing-duration>PT6H32M2S</meta:editing-duration>
    <dc:creator>Konstantin Markov</dc:creator>
    <meta:document-statistic meta:table-count="0" meta:image-count="0" meta:object-count="0" meta:page-count="3" meta:paragraph-count="59" meta:word-count="434" meta:character-count="2507" meta:non-whitespace-character-count="2113"/>
    <meta:user-defined meta:name="Info 1"/>
    <meta:user-defined meta:name="Info 2"/>
    <meta:user-defined meta:name="Info 3"/>
    <meta:user-defined meta:name="Info 4"/>
  </office:meta>
</office:document-meta>
</file>